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">
        <text:h text:style-name="Heading_20_4" text:outline-level="4">Projekt laden </text:h>
        <text:p text:style-name="Textkörper_20_Einrückung_20_Organon">Datei/Projekt laden → Projektordner aussuchen. Im Projektordner befindet sich eine Projektdatei mit der Endung „.organon“: </text:p>
        <text:p text:style-name="Textkörper_20_Einrückung_20_Organon">&lt;projektname&gt;.organon. </text:p>
        <text:p text:style-name="Textkörper_20_Einrückung_20_Organon">Diese auswählen und das Projekt wird geladen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25" meta:character-count="206"/>
    <dc:date>2014-06-24T08:58:19.94</dc:date>
    <meta:editing-duration>P0D</meta:editing-duration>
    <meta:editing-cycles>1</meta:editing-cycles>
    <meta:generator>OpenOffice/4.1.0$Win32 OpenOffice.org_project/410m18$Build-9764</meta:generator>
  </office:meta>
</office:document-meta>
</file>